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51bf5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51bf5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51bf5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51bf5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51bf5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51bf5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51bf5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51bf5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51bf5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51bf5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51bf5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51bf5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51bf5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51bf5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51bf5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51bf5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51bf5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Eliana Yatniel Vásquez Álvarez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16/5/2011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839950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1ER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Leocadio Ernesto Vásquez Arreaza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9894696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5:05.92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2" meta:paragraph-count="15" meta:word-count="177" meta:character-count="1171" meta:non-whitespace-character-count="1004"/>
    <meta:template xlink:type="simple" xlink:actuate="onRequest" xlink:title="Normal" xlink:href=""/>
  </office:meta>
</office:document-meta>
</file>